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dd87"/>
    </style:style>
    <style:style style:name="P2" style:family="paragraph" style:parent-style-name="Heading_20_3" style:list-style-name="WW8Num9">
      <style:text-properties officeooo:paragraph-rsid="000add87"/>
    </style:style>
    <style:style style:name="T1" style:family="text">
      <style:text-properties fo:font-weight="normal" officeooo:rsid="000add87" style:font-weight-asian="normal" style:font-weight-complex="normal"/>
    </style:style>
    <style:style style:name="T2" style:family="text">
      <style:text-properties style:text-position="super 58%" fo:font-weight="normal" officeooo:rsid="000add87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474340981400541323" text:style-name="WW8Num9">
        <text:list-item>
          <text:h text:style-name="P2" text:outline-level="3">Introduction</text:h>
        </text:list-item>
      </text:list>
      <text:p text:style-name="P1"><text:tab/><text:span text:style-name="T1">As the internet gains more prevalence in the 21</text:span><text:span text:style-name="T2">st</text:span><text:span text:style-name="T1"> century, many services which already exist will be able to be automated. <text:s/>Overall, this will save money as many processes that have been traditionally performed by humans are modified to be performed by computers in a streamlined fashion. </text:span></text:p>
      <text:p text:style-name="P1"><text:span text:style-name="T1"><text:tab/>A perfect example of this is the fast food industry. <text:s/>Normally, in order to order food, a customer talks with a worker at the front counter who rings up the customer's order and charges them an appropriate amount of money. <text:s/>After this, the customer waits while their food is prepared before being able to eat their meal. <text:s/>This process could be greatly improved by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Wasinger</meta:initial-creator>
    <meta:creation-date>2014-05-23T15:49:23.242071855</meta:creation-date>
    <dc:date>2014-05-23T15:55:35.202880013</dc:date>
    <dc:creator>Jared Wasinger</dc:creator>
    <meta:editing-duration>P0D</meta:editing-duration>
    <meta:editing-cycles>1</meta:editing-cycles>
    <meta:document-statistic meta:table-count="0" meta:image-count="0" meta:object-count="0" meta:page-count="1" meta:paragraph-count="3" meta:word-count="113" meta:character-count="669" meta:non-whitespace-character-count="552"/>
    <meta:generator>LibreOffice/4.1.3.2$Linux_X86_64 LibreOffice_project/410m0$Build-2</meta:generator>
  </office:meta>
</office:document-meta>
</file>